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tifakt-element" svg:font-family="artifakt-elemen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495e" style:font-name="artifakt-element" fo:font-size="13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495e" style:font-name="artifakt-element" fo:font-size="13.5pt" fo:letter-spacing="normal" fo:font-style="normal" fo:font-weight="normal" officeooo:paragraph-rsid="001674a1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495e" style:font-name="artifakt-element" fo:font-size="13.5pt" fo:letter-spacing="normal" fo:font-style="normal" fo:font-weight="normal" officeooo:rsid="001674a1" officeooo:paragraph-rsid="001674a1"/>
    </style:style>
    <style:style style:name="T1" style:family="text">
      <style:text-properties officeooo:rsid="00167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</text:span></text:p>
      <text:p text:style-name="P1"><text:a xlink:type="simple" xlink:href="https://www.tinkercad.com/things/fxvOh1I85IF" text:style-name="Internet_20_link" text:visited-style-name="Visited_20_Internet_20_Link"/></text:p>
      <text:p text:style-name="P1"><text:a xlink:type="simple" xlink:href="https://www.tinkercad.com/things/fxvOh1I85IF" text:style-name="Internet_20_link" text:visited-style-name="Visited_20_Internet_20_Link">https://www.tinkercad.com/things/fxvOh1I85IF</text:a></text:p>
      <text:p text:style-name="P1"/>
      <text:p text:style-name="P3"/>
      <text:p text:style-name="P3"/>
      <text:p text:style-name="P3">2.</text:p>
      <text:p text:style-name="P3"/>
      <text:p text:style-name="P3"><text:a xlink:type="simple" xlink:href="https://www.tinkercad.com/things/60yEw55i0Uq" text:style-name="Internet_20_link" text:visited-style-name="Visited_20_Internet_20_Link">https://www.tinkercad.com/things/60yEw55i0Uq</text:a></text:p>
      <text:p text:style-name="P3"/>
      <text:p text:style-name="P3"/>
      <text:p text:style-name="P3"/>
      <text:p text:style-name="P3">3.</text:p>
      <text:p text:style-name="P3"><text:a xlink:type="simple" xlink:href="https://www.tinkercad.com/things/fNsqUskmK6V" text:style-name="Internet_20_link" text:visited-style-name="Visited_20_Internet_20_Link"/></text:p>
      <text:p text:style-name="P3"><text:a xlink:type="simple" xlink:href="https://www.tinkercad.com/things/fNsqUskmK6V" text:style-name="Internet_20_link" text:visited-style-name="Visited_20_Internet_20_Link">https://www.tinkercad.com/things/fNsqUskmK6V</text:a></text:p>
      <text:p text:style-name="P3"/>
      <text:p text:style-name="P3"/>
      <text:p text:style-name="P3"/>
      <text:p text:style-name="P3">4.</text:p>
      <text:p text:style-name="P3"/>
      <text:p text:style-name="P3"><text:a xlink:type="simple" xlink:href="https://www.tinkercad.com/things/iDhIO73LSGB" text:style-name="Internet_20_link" text:visited-style-name="Visited_20_Internet_20_Link">https://www.tinkercad.com/things/iDhIO73LSGB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tifakt-element" svg:font-family="artifakt-elemen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23:01:51.568914650</meta:creation-date>
    <dc:date>2020-06-15T23:06:19.795647244</dc:date>
    <meta:editing-duration>PT4M29S</meta:editing-duration>
    <meta:editing-cycles>1</meta:editing-cycles>
    <meta:document-statistic meta:table-count="0" meta:image-count="0" meta:object-count="0" meta:page-count="1" meta:paragraph-count="8" meta:word-count="8" meta:character-count="184" meta:non-whitespace-character-count="184"/>
    <meta:generator>LibreOffice/6.0.7.3$Linux_X86_64 LibreOffice_project/00m0$Build-3</meta:generator>
  </office:meta>
</office:document-meta>
</file>